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3000000E36DC437C79A0972C7.png" manifest:media-type="image/png"/>
  <manifest:file-entry manifest:full-path="Pictures/10000000000000E3000000E3C32CD8CA5CA54F7D.png" manifest:media-type="image/png"/>
  <manifest:file-entry manifest:full-path="Pictures/10000000000000E3000000E3DE1C8847DC476A59.png" manifest:media-type="image/png"/>
  <manifest:file-entry manifest:full-path="Pictures/10000000000000E3000000E327DBEEB01C64D3FF.png" manifest:media-type="image/png"/>
  <manifest:file-entry manifest:full-path="Pictures/10000000000000E3000000E3FA405082A4C6FB93.png" manifest:media-type="image/png"/>
  <manifest:file-entry manifest:full-path="Pictures/10000000000000E3000000E3C6B7E265A7362F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6.006cm" svg:height="6.006cm" draw:z-index="0"><draw:image xlink:href="Pictures/10000000000000E3000000E36DC437C79A0972C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2" text:anchor-type="paragraph" svg:width="6.006cm" svg:height="6.006cm" draw:z-index="1"><draw:image xlink:href="Pictures/10000000000000E3000000E3C32CD8CA5CA54F7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3" text:anchor-type="paragraph" svg:width="6.006cm" svg:height="6.006cm" draw:z-index="2"><draw:image xlink:href="Pictures/10000000000000E3000000E3DE1C8847DC476A59.png" xlink:type="simple" xlink:show="embed" xlink:actuate="onLoad" loext:mime-type="image/png"/></draw:frame></text:p>
      <text:p text:style-name="Standard"/>
      <text:p text:style-name="Standard"><draw:frame draw:style-name="fr1" draw:name="Figura4" text:anchor-type="paragraph" svg:width="6.006cm" svg:height="6.006cm" draw:z-index="3"><draw:image xlink:href="Pictures/10000000000000E3000000E3FA405082A4C6FB9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5" text:anchor-type="paragraph" svg:width="6.006cm" svg:height="6.006cm" draw:z-index="4"><draw:image xlink:href="Pictures/10000000000000E3000000E327DBEEB01C64D3F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6" text:anchor-type="paragraph" svg:width="6.006cm" svg:height="6.006cm" draw:z-index="5"><draw:image xlink:href="Pictures/10000000000000E3000000E3C6B7E265A7362F7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08:59:45.796000000</meta:creation-date>
    <dc:date>2019-05-16T09:01:58.483000000</dc:date>
    <meta:editing-duration>PT2M13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5.4.6.2$Windows_X86_64 LibreOffice_project/4014ce260a04f1026ba855d3b8d91541c224eab8</meta:generator>
  </office:meta>
</office:document-meta>
</file>